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53cm" fo:break-before="auto" style:use-optimal-row-height="true"/>
    </style:style>
    <style:style style:name="ro5" style:family="table-row">
      <style:table-row-properties style:row-height="0.48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e6e6e6"/>
      <style:text-properties fo:font-size="7pt" fo:font-weight="bold"/>
    </style:style>
    <style:style style:name="ce12" style:family="table-cell" style:parent-style-name="Default">
      <style:text-properties fo:font-size="7pt" fo:font-weight="bold"/>
    </style:style>
    <style:style style:name="ce13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4" style:family="table-cell" style:parent-style-name="Default" style:data-style-name="N107">
      <style:text-properties fo:font-size="7pt"/>
    </style:style>
    <style:style style:name="ce15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2"/>
        <table:table-column table:style-name="co12" table:default-cell-style-name="ce14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1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1"/>
          <table:table-cell table:style-name="ce6" office:value-type="string">
            <text:p>Statuses</text:p>
          </table:table-cell>
          <table:table-cell table:style-name="ce11"/>
          <table:table-cell table:style-name="ce13"/>
          <table:table-cell table:style-name="ce11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7];0)" office:value-type="float" office:value="64">
            <text:p>64</text:p>
          </table:table-cell>
          <table:table-cell table:number-columns-repeated="245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9" office:value-type="string">
            <text:p>draft: pre-approval</text:p>
          </table:table-cell>
          <table:table-cell table:formula="oooc:=COUNTIF([.E2:.E147];1)" office:value-type="float" office:value="12">
            <text:p>12</text:p>
          </table:table-cell>
          <table:table-cell table:formula="oooc:=[.K3]/[.K8]" office:value-type="percentage" office:value="0.0816326530612245">
            <text:p>8,2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need 22 and 16 special version</text:p>
          </table:table-cell>
          <table:table-cell table:number-columns-repeated="3"/>
          <table:table-cell table:style-name="ce10" office:value-type="string">
            <text:p>approval: needs approval</text:p>
          </table:table-cell>
          <table:table-cell table:formula="oooc:=COUNTIF([.E2:.E147];2)" office:value-type="float" office:value="15">
            <text:p>15</text:p>
          </table:table-cell>
          <table:table-cell table:style-name="ce15" table:formula="oooc:=[.K4]/[.K8]" office:value-type="percentage" office:value="0.102040816326531">
            <text:p>10,2%</text:p>
          </table:table-cell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think it can be set as final </text:p>
          </table:table-cell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8" office:value-type="string">
            <text:p>final</text:p>
          </table:table-cell>
          <table:table-cell table:formula="oooc:=COUNTIF([.E2:.E147];3)" office:value-type="float" office:value="55">
            <text:p>55</text:p>
          </table:table-cell>
          <table:table-cell table:style-name="ce15" table:formula="oooc:=([.K5]/[.K8])" office:value-type="percentage" office:value="0.374149659863946">
            <text:p>37,4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6];&quot;approval&quot;);0;IF(EXACT([.D6];&quot;draft&quot;);1;IF(EXACT([.D6];&quot;approval&quot;);2;IF(EXACT([.D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4" office:value-type="string">
            <text:p>approval</text:p>
          </table:table-cell>
          <table:table-cell table:formula="oooc:=IF(ISBLANK([.D7];&quot;approval&quot;);0;IF(EXACT([.D7];&quot;draft&quot;);1;IF(EXACT([.D7];&quot;approval&quot;);2;IF(EXACT([.D7];&quot;final&quot;);3;0))))" office:value-type="float" office:value="0">
            <text:p>Err:508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7])" office:value-type="float" office:value="52">
            <text:p>52</text:p>
          </table:table-cell>
          <table:table-cell table:number-columns-repeated="245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4" office:value-type="string">
            <text:p>approval</text:p>
          </table:table-cell>
          <table:table-cell table:formula="oooc:=IF(ISBLANK([.D8];&quot;approval&quot;);0;IF(EXACT([.D8];&quot;draft&quot;);1;IF(EXACT([.D8];&quot;approval&quot;);2;IF(EXACT([.D8];&quot;final&quot;);3;0))))" office:value-type="float" office:value="0">
            <text:p>Err:508</text:p>
          </table:table-cell>
          <table:table-cell table:number-columns-repeated="4"/>
          <table:table-cell office:value-type="string">
            <text:p>Total icons</text:p>
          </table:table-cell>
          <table:table-cell office:value-type="float" office:value="147">
            <text:p>147</text:p>
          </table:table-cell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4" office:value-type="string">
            <text:p>approval</text:p>
          </table:table-cell>
          <table:table-cell table:formula="oooc:=IF(ISBLANK([.D9];&quot;approval&quot;);0;IF(EXACT([.D9];&quot;draft&quot;);1;IF(EXACT([.D9];&quot;approval&quot;);2;IF(EXACT([.D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example</text:p>
          </table:table-cell>
          <table:table-cell table:style-name="ce4" office:value-type="string">
            <text:p>overlay, none by default</text:p>
          </table:table-cell>
          <table:table-cell/>
          <table:table-cell table:formula="oooc:=IF(ISBLANK([.D10];&quot;approval&quot;);0;IF(EXACT([.D10];&quot;draft&quot;);1;IF(EXACT([.D10];&quot;approval&quot;);2;IF(EXACT([.D10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creenshot</text:p>
          </table:table-cell>
          <table:table-cell table:style-name="ce4" office:value-type="string">
            <text:p>screenshot overlay, none by default</text:p>
          </table:table-cell>
          <table:table-cell/>
          <table:table-cell table:formula="oooc:=IF(ISBLANK([.D11];&quot;approval&quot;);0;IF(EXACT([.D11];&quot;draft&quot;);1;IF(EXACT([.D11];&quot;approval&quot;);2;IF(EXACT([.D11];&quot;final&quot;);3;0))))" office:value-type="float" office:value="0">
            <text:p>Err:508</text:p>
          </table:table-cell>
          <table:table-cell table:style-name="ce7" office:value-type="string">
            <text:p>were can i find info about this ones</text:p>
          </table:table-cell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Wimer</text:p>
          </table:table-cell>
          <table:table-cell table:number-columns-repeated="249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4];&quot;approval&quot;);0;IF(EXACT([.D14];&quot;draft&quot;);1;IF(EXACT([.D14];&quot;approval&quot;);2;IF(EXACT([.D14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10" office:value-type="string">
            <text:p>approval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9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4" office:value-type="string">
            <text:p>approval</text:p>
          </table:table-cell>
          <table:table-cell table:formula="oooc:=IF(ISBLANK([.D36];&quot;approval&quot;);0;IF(EXACT([.D36];&quot;draft&quot;);1;IF(EXACT([.D36];&quot;approval&quot;);2;IF(EXACT([.D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4" office:value-type="string">
            <text:p>approval</text:p>
          </table:table-cell>
          <table:table-cell table:formula="oooc:=IF(ISBLANK([.D37];&quot;approval&quot;);0;IF(EXACT([.D37];&quot;draft&quot;);1;IF(EXACT([.D37];&quot;approval&quot;);2;IF(EXACT([.D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7" office:value-type="string">
            <text:p>Pinheiro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4" office:value-type="string">
            <text:p>approval</text:p>
          </table:table-cell>
          <table:table-cell table:formula="oooc:=IF(ISBLANK([.D41];&quot;approval&quot;);0;IF(EXACT([.D41];&quot;draft&quot;);1;IF(EXACT([.D41];&quot;approval&quot;);2;IF(EXACT([.D4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3];&quot;approval&quot;);0;IF(EXACT([.D43];&quot;draft&quot;);1;IF(EXACT([.D43];&quot;approval&quot;);2;IF(EXACT([.D4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4" office:value-type="string">
            <text:p>approval</text:p>
          </table:table-cell>
          <table:table-cell table:formula="oooc:=IF(ISBLANK([.D44];&quot;approval&quot;);0;IF(EXACT([.D44];&quot;draft&quot;);1;IF(EXACT([.D44];&quot;approval&quot;);2;IF(EXACT([.D4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9];&quot;approval&quot;);0;IF(EXACT([.D49];&quot;draft&quot;);1;IF(EXACT([.D49];&quot;approval&quot;);2;IF(EXACT([.D49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50];&quot;approval&quot;);0;IF(EXACT([.D50];&quot;draft&quot;);1;IF(EXACT([.D50];&quot;approval&quot;);2;IF(EXACT([.D50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4" office:value-type="string">
            <text:p>approval</text:p>
          </table:table-cell>
          <table:table-cell table:formula="oooc:=IF(ISBLANK([.D55];&quot;approval&quot;);0;IF(EXACT([.D55];&quot;draft&quot;);1;IF(EXACT([.D55];&quot;approval&quot;);2;IF(EXACT([.D55];&quot;final&quot;);3;0))))" office:value-type="float" office:value="0">
            <text:p>Err:508</text:p>
          </table:table-cell>
          <table:table-cell table:style-name="ce4" office:value-type="string">
            <text:p>there is X.svg in BOTH actions/ and apps/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/>
          <table:table-cell table:formula="oooc:=IF(ISBLANK([.D56];&quot;approval&quot;);0;IF(EXACT([.D56];&quot;draft&quot;);1;IF(EXACT([.D56];&quot;approval&quot;);2;IF(EXACT([.D5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4" office:value-type="string">
            <text:p>javascript error dialog, dialog button</text:p>
          </table:table-cell>
          <table:table-cell/>
          <table:table-cell table:formula="oooc:=IF(ISBLANK([.D58];&quot;approval&quot;);0;IF(EXACT([.D58];&quot;draft&quot;);1;IF(EXACT([.D58];&quot;approval&quot;);2;IF(EXACT([.D58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/>
          <table:table-cell table:formula="oooc:=IF(ISBLANK([.D59];&quot;approval&quot;);0;IF(EXACT([.D59];&quot;draft&quot;);1;IF(EXACT([.D59];&quot;approval&quot;);2;IF(EXACT([.D5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4" office:value-type="string">
            <text:p>approval</text:p>
          </table:table-cell>
          <table:table-cell table:formula="oooc:=IF(ISBLANK([.D60];&quot;approval&quot;);0;IF(EXACT([.D60];&quot;draft&quot;);1;IF(EXACT([.D60];&quot;approval&quot;);2;IF(EXACT([.D6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rint</text:p>
          </table:table-cell>
          <table:table-cell table:style-name="ce4" office:value-type="string">
            <text:p>khtml print</text:p>
          </table:table-cell>
          <table:table-cell table:style-name="ce4" office:value-type="string">
            <text:p>approval</text:p>
          </table:table-cell>
          <table:table-cell table:formula="oooc:=IF(ISBLANK([.D61];&quot;approval&quot;);0;IF(EXACT([.D61];&quot;draft&quot;);1;IF(EXACT([.D61];&quot;approval&quot;);2;IF(EXACT([.D61];&quot;final&quot;);3;0))))" office:value-type="float" office:value="0">
            <text:p>Err:508</text:p>
          </table:table-cell>
          <table:table-cell office:value-type="string">
            <text:p>isn't the same of fileprint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4" office:value-type="string">
            <text:p>approval</text:p>
          </table:table-cell>
          <table:table-cell table:formula="oooc:=IF(ISBLANK([.D64];&quot;approval&quot;);0;IF(EXACT([.D64];&quot;draft&quot;);1;IF(EXACT([.D64];&quot;approval&quot;);2;IF(EXACT([.D6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4" office:value-type="string">
            <text:p>approval</text:p>
          </table:table-cell>
          <table:table-cell table:formula="oooc:=IF(ISBLANK([.D72];&quot;approval&quot;);0;IF(EXACT([.D72];&quot;draft&quot;);1;IF(EXACT([.D72];&quot;approval&quot;);2;IF(EXACT([.D7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older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4" office:value-type="string">
            <text:p>approval</text:p>
          </table:table-cell>
          <table:table-cell table:formula="oooc:=IF(ISBLANK([.D75];&quot;approval&quot;);0;IF(EXACT([.D75];&quot;draft&quot;);1;IF(EXACT([.D75];&quot;approval&quot;);2;IF(EXACT([.D7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/>
          <table:table-cell table:formula="oooc:=IF(ISBLANK([.D76];&quot;approval&quot;);0;IF(EXACT([.D76];&quot;draft&quot;);1;IF(EXACT([.D76];&quot;approval&quot;);2;IF(EXACT([.D76];&quot;final&quot;);3;0))))" office:value-type="float" office:value="0">
            <text:p>Err:508</text:p>
          </table:table-cell>
          <table:table-cell table:style-name="ce4" office:value-type="string">
            <text:p>should we just replace this with the trash can from filesystem/? (think so (Pinheiro))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/>
          <table:table-cell table:formula="oooc:=IF(ISBLANK([.D85];&quot;approval&quot;);0;IF(EXACT([.D85];&quot;draft&quot;);1;IF(EXACT([.D85];&quot;approval&quot;);2;IF(EXACT([.D85];&quot;final&quot;);3;0))))" office:value-type="float" office:value="0">
            <text:p>Err:508</text:p>
          </table:table-cell>
          <table:table-cell/>
          <table:table-cell table:style-name="ce4"/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89];&quot;approval&quot;);0;IF(EXACT([.D89];&quot;draft&quot;);1;IF(EXACT([.D89];&quot;approval&quot;);2;IF(EXACT([.D8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rt</text:p>
          </table:table-cell>
          <table:table-cell table:style-name="ce4" office:value-type="string">
            <text:p>kate</text:p>
          </table:table-cell>
          <table:table-cell table:style-name="ce4" office:value-type="string">
            <text:p>approval</text:p>
          </table:table-cell>
          <table:table-cell table:formula="oooc:=IF(ISBLANK([.D95];&quot;approval&quot;);0;IF(EXACT([.D95];&quot;draft&quot;);1;IF(EXACT([.D95];&quot;approval&quot;);2;IF(EXACT([.D9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4" office:value-type="string">
            <text:p>approval</text:p>
          </table:table-cell>
          <table:table-cell table:formula="oooc:=IF(ISBLANK([.D96];&quot;approval&quot;);0;IF(EXACT([.D96];&quot;draft&quot;);1;IF(EXACT([.D96];&quot;approval&quot;);2;IF(EXACT([.D9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4" office:value-type="string">
            <text:p>approval</text:p>
          </table:table-cell>
          <table:table-cell table:formula="oooc:=IF(ISBLANK([.D97];&quot;approval&quot;);0;IF(EXACT([.D97];&quot;draft&quot;);1;IF(EXACT([.D97];&quot;approval&quot;);2;IF(EXACT([.D9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8];&quot;approval&quot;);0;IF(EXACT([.D98];&quot;draft&quot;);1;IF(EXACT([.D98];&quot;approval&quot;);2;IF(EXACT([.D9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9];&quot;approval&quot;);0;IF(EXACT([.D99];&quot;draft&quot;);1;IF(EXACT([.D99];&quot;approval&quot;);2;IF(EXACT([.D9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4" office:value-type="string">
            <text:p>approval</text:p>
          </table:table-cell>
          <table:table-cell table:formula="oooc:=IF(ISBLANK([.D100];&quot;approval&quot;);0;IF(EXACT([.D100];&quot;draft&quot;);1;IF(EXACT([.D100];&quot;approval&quot;);2;IF(EXACT([.D10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4" office:value-type="string">
            <text:p>approval</text:p>
          </table:table-cell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6];&quot;approval&quot;);0;IF(EXACT([.D106];&quot;draft&quot;);1;IF(EXACT([.D106];&quot;approval&quot;);2;IF(EXACT([.D10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7];&quot;approval&quot;);0;IF(EXACT([.D107];&quot;draft&quot;);1;IF(EXACT([.D107];&quot;approval&quot;);2;IF(EXACT([.D107];&quot;final&quot;);3;0))))" office:value-type="float" office:value="0">
            <text:p>Err:508</text:p>
          </table:table-cell>
          <table:table-cell table:style-name="ce4" office:value-type="string">
            <text:p>why is this different from printe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8];&quot;approval&quot;);0;IF(EXACT([.D108];&quot;draft&quot;);1;IF(EXACT([.D108];&quot;approval&quot;);2;IF(EXACT([.D10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9];&quot;approval&quot;);0;IF(EXACT([.D109];&quot;draft&quot;);1;IF(EXACT([.D109];&quot;approval&quot;);2;IF(EXACT([.D10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10];&quot;approval&quot;);0;IF(EXACT([.D110];&quot;draft&quot;);1;IF(EXACT([.D110];&quot;approval&quot;);2;IF(EXACT([.D11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3];&quot;approval&quot;);0;IF(EXACT([.D113];&quot;draft&quot;);1;IF(EXACT([.D113];&quot;approval&quot;);2;IF(EXACT([.D113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4" office:value-type="string">
            <text:p>approval</text:p>
          </table:table-cell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 table:style-name="ce4" office:value-type="string">
            <text:p>wrong name in theme or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7];&quot;approval&quot;);0;IF(EXACT([.D117];&quot;draft&quot;);1;IF(EXACT([.D117];&quot;approval&quot;);2;IF(EXACT([.D11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8];&quot;approval&quot;);0;IF(EXACT([.D118];&quot;draft&quot;);1;IF(EXACT([.D118];&quot;approval&quot;);2;IF(EXACT([.D11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9];&quot;approval&quot;);0;IF(EXACT([.D119];&quot;draft&quot;);1;IF(EXACT([.D119];&quot;approval&quot;);2;IF(EXACT([.D11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0];&quot;approval&quot;);0;IF(EXACT([.D120];&quot;draft&quot;);1;IF(EXACT([.D120];&quot;approval&quot;);2;IF(EXACT([.D12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1];&quot;approval&quot;);0;IF(EXACT([.D121];&quot;draft&quot;);1;IF(EXACT([.D121];&quot;approval&quot;);2;IF(EXACT([.D12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2];&quot;approval&quot;);0;IF(EXACT([.D122];&quot;draft&quot;);1;IF(EXACT([.D122];&quot;approval&quot;);2;IF(EXACT([.D12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25];&quot;approval&quot;);0;IF(EXACT([.D125];&quot;draft&quot;);1;IF(EXACT([.D125];&quot;approval&quot;);2;IF(EXACT([.D12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4" office:value-type="string">
            <text:p>approval</text:p>
          </table:table-cell>
          <table:table-cell table:formula="oooc:=IF(ISBLANK([.D129];&quot;approval&quot;);0;IF(EXACT([.D129];&quot;draft&quot;);1;IF(EXACT([.D129];&quot;approval&quot;);2;IF(EXACT([.D129];&quot;final&quot;);3;0))))" office:value-type="float" office:value="0">
            <text:p>Err:508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4" office:value-type="string">
            <text:p>approval</text:p>
          </table:table-cell>
          <table:table-cell table:formula="oooc:=IF(ISBLANK([.D132];&quot;approval&quot;);0;IF(EXACT([.D132];&quot;draft&quot;);1;IF(EXACT([.D132];&quot;approval&quot;);2;IF(EXACT([.D132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4" office:value-type="string">
            <text:p>approval</text:p>
          </table:table-cell>
          <table:table-cell table:formula="oooc:=IF(ISBLANK([.D135];&quot;approval&quot;);0;IF(EXACT([.D135];&quot;draft&quot;);1;IF(EXACT([.D135];&quot;approval&quot;);2;IF(EXACT([.D135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4" office:value-type="string">
            <text:p>approval</text:p>
          </table:table-cell>
          <table:table-cell table:formula="oooc:=IF(ISBLANK([.D136];&quot;approval&quot;);0;IF(EXACT([.D136];&quot;draft&quot;);1;IF(EXACT([.D136];&quot;approval&quot;);2;IF(EXACT([.D136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4" office:value-type="string">
            <text:p>approval</text:p>
          </table:table-cell>
          <table:table-cell table:formula="oooc:=IF(ISBLANK([.D137];&quot;approval&quot;);0;IF(EXACT([.D137];&quot;draft&quot;);1;IF(EXACT([.D137];&quot;approval&quot;);2;IF(EXACT([.D137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4" office:value-type="string">
            <text:p>approval</text:p>
          </table:table-cell>
          <table:table-cell table:formula="oooc:=IF(ISBLANK([.D138];&quot;approval&quot;);0;IF(EXACT([.D138];&quot;draft&quot;);1;IF(EXACT([.D138];&quot;approval&quot;);2;IF(EXACT([.D138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4" office:value-type="string">
            <text:p>approval</text:p>
          </table:table-cell>
          <table:table-cell table:formula="oooc:=IF(ISBLANK([.D139];&quot;approval&quot;);0;IF(EXACT([.D139];&quot;draft&quot;);1;IF(EXACT([.D139];&quot;approval&quot;);2;IF(EXACT([.D139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4" office:value-type="string">
            <text:p>approval</text:p>
          </table:table-cell>
          <table:table-cell table:formula="oooc:=IF(ISBLANK([.D140];&quot;approval&quot;);0;IF(EXACT([.D140];&quot;draft&quot;);1;IF(EXACT([.D140];&quot;approval&quot;);2;IF(EXACT([.D140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10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4];&quot;approval&quot;);0;IF(EXACT([.D144];&quot;draft&quot;);1;IF(EXACT([.D144];&quot;approval&quot;);2;IF(EXACT([.D144];&quot;final&quot;);3;0))))" office:value-type="float" office:value="0">
            <text:p>Err:508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4" office:value-type="string">
            <text:p>approval</text:p>
          </table:table-cell>
          <table:table-cell table:formula="oooc:=IF(ISBLANK([.D145];&quot;approval&quot;);0;IF(EXACT([.D145];&quot;draft&quot;);1;IF(EXACT([.D145];&quot;approval&quot;);2;IF(EXACT([.D145];&quot;final&quot;);3;0))))" office:value-type="float" office:value="0">
            <text:p>Err:508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8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5">25/01/2007</text:date>, <text:time>14.12.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Aaron Seigo</meta:initial-creator>
    <meta:creation-date>2006-12-28T11:04:59</meta:creation-date>
    <dc:date>2007-01-25T14:12:15</dc:date>
    <dc:language>it-IT</dc:language>
    <meta:editing-cycles>72</meta:editing-cycles>
    <meta:editing-duration>P2DT6H15M18S</meta:editing-duration>
    <meta:user-defined meta:name="Info 1"/>
    <meta:user-defined meta:name="Info 2"/>
    <meta:user-defined meta:name="Info 3"/>
    <meta:user-defined meta:name="Info 4"/>
    <meta:document-statistic meta:table-count="3" meta:cell-count="753"/>
  </office:meta>
</office:document-meta>
</file>